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fo:min-height="0cm" fo:min-width="0cm"/>
    </style:style>
    <style:style style:name="gr2" style:family="graphic" style:parent-style-name="standard">
      <style:graphic-properties draw:stroke="solid" svg:stroke-width="0.035cm" svg:stroke-color="#000000" draw:stroke-linejoin="round" draw:fill="solid" draw:fill-color="#bfbfbf" draw:textarea-horizontal-align="center" draw:textarea-vertical-align="middle" fo:padding-top="0.018cm" fo:padding-bottom="0.018cm" fo:padding-left="0.018cm" fo:padding-right="0.018cm"/>
    </style:style>
    <style:style style:name="gr3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stroke-linejoin="miter" draw:fill="solid" draw:fill-color="#ffffff" draw:textarea-vertical-align="top" fo:min-height="0cm" fo:min-width="0cm" fo:padding-top="0.127cm" fo:padding-bottom="0.127cm" fo:padding-left="0.254cm" fo:padding-right="0.254cm"/>
    </style:style>
    <style:style style:name="gr5" style:family="graphic" style:parent-style-name="standard">
      <style:graphic-properties draw:stroke="solid" svg:stroke-width="0.035cm" svg:stroke-color="#000000" draw:stroke-linejoin="round" draw:fill="solid" draw:fill-color="#747070" draw:textarea-horizontal-align="center" draw:textarea-vertical-align="middle" fo:padding-top="0.018cm" fo:padding-bottom="0.018cm" fo:padding-left="0.018cm" fo:padding-right="0.018cm"/>
    </style:style>
    <style:style style:name="gr6" style:family="graphic" style:parent-style-name="standard">
      <style:graphic-properties draw:stroke="solid" svg:stroke-width="0.035cm" svg:stroke-color="#000000" draw:stroke-linejoin="round" draw:fill="solid" draw:fill-color="#404040" draw:textarea-horizontal-align="center" draw:textarea-vertical-align="middle" fo:padding-top="0.018cm" fo:padding-bottom="0.018cm" fo:padding-left="0.018cm" fo:padding-right="0.018cm"/>
    </style:style>
    <style:style style:name="P1" style:family="paragraph">
      <loext:graphic-properties draw:fill="none"/>
      <style:text-properties fo:font-size="15pt"/>
    </style:style>
    <style:style style:name="P2" style:family="paragraph">
      <loext:graphic-properties draw:fill="none"/>
      <style:text-properties fo:font-size="12pt"/>
    </style:style>
    <style:style style:name="P3" style:family="paragraph">
      <loext:graphic-properties draw:fill="solid" draw:fill-color="#bfbfbf"/>
      <style:paragraph-properties fo:text-align="center"/>
      <style:text-properties fo:font-size="1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text-properties style:font-name="Times New Roman" fo:font-size="16pt" style:font-size-asian="16pt" style:font-size-complex="16pt"/>
    </style:style>
    <style:style style:name="P6" style:family="paragraph">
      <loext:graphic-properties draw:fill="solid" draw:fill-color="#747070"/>
      <style:paragraph-properties fo:text-align="center"/>
      <style:text-properties fo:font-size="12pt"/>
    </style:style>
    <style:style style:name="P7" style:family="paragraph">
      <loext:graphic-properties draw:fill="solid" draw:fill-color="#404040"/>
      <style:paragraph-properties fo:text-align="center"/>
      <style:text-properties fo:font-size="12pt"/>
    </style:style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43cm" svg:height="11.722cm" svg:x="0.902cm" svg:y="0.254cm">
          <text:p/>
          <draw:enhanced-geometry draw:type="mso-spt75"/>
        </draw:custom-shape>
        <draw:custom-shape draw:style-name="gr1" draw:text-style-name="P2" draw:layer="layout" svg:width="15.713cm" svg:height="8.268cm" svg:x="-0.384cm" svg:y="1.448cm">
          <text:p/>
          <draw:enhanced-geometry draw:type="mso-spt75"/>
        </draw:custom-shape>
        <draw:g>
          <draw:rect draw:name="Rectangle 8" draw:style-name="gr2" draw:text-style-name="P3" draw:layer="layout" svg:width="9.051cm" svg:height="0.452cm" draw:transform="rotate (-2.92831341899609) translate (10.505cm 1.377cm)">
            <text:p/>
          </draw:rect>
          <draw:rect draw:name="Rectangle 9" draw:style-name="gr2" draw:text-style-name="P3" draw:layer="layout" svg:width="9.051cm" svg:height="0.452cm" draw:transform="rotate (-2.91033652770054) translate (12.89cm 3.106cm)">
            <text:p/>
          </draw:rect>
          <draw:custom-shape draw:name="Straight Arrow Connector 56" draw:style-name="gr3" draw:text-style-name="P1" draw:layer="layout" svg:width="2.144cm" svg:height="0.98cm" svg:x="9.151cm" svg:y="2.61cm">
            <text:p/>
            <draw:enhanced-geometry draw:mirror-horizontal="true" svg:viewBox="0 0 21600 21600" draw:mirror-vertical="false" draw:type="mso-spt32" draw:enhanced-path="M 0 0 L 21600 21600 N"/>
          </draw:custom-shape>
          <draw:custom-shape draw:name="Text Box 3" draw:style-name="gr4" draw:text-style-name="P5" draw:layer="layout" svg:width="1.767cm" svg:height="0.874cm" svg:x="11.594cm" svg:y="0.1cm">
            <text:p text:style-name="P4"><text:span text:style-name="T1">plank</text:span></text:p>
            <draw:enhanced-geometry svg:viewBox="0 0 21600 21600" draw:type="mso-spt202" draw:enhanced-path="M 0 0 L 21600 0 21600 21600 0 21600 0 0 Z N"/>
          </draw:custom-shape>
          <draw:custom-shape draw:name="Straight Arrow Connector 58" draw:style-name="gr3" draw:text-style-name="P1" draw:layer="layout" svg:width="0.889cm" svg:height="0.889cm" svg:x="11.341cm" svg:y="1.116cm">
            <text:p/>
            <draw:enhanced-geometry draw:mirror-horizontal="true" svg:viewBox="0 0 21600 21600" draw:mirror-vertical="false" draw:type="mso-spt32" draw:enhanced-path="M 0 0 L 21600 21600 N"/>
          </draw:custom-shape>
          <draw:custom-shape draw:name="Text Box 4" draw:style-name="gr4" draw:text-style-name="P5" draw:layer="layout" svg:width="1.45cm" svg:height="0.874cm" svg:x="0.323cm" svg:y="0.2cm">
            <text:p text:style-name="P4"><text:span text:style-name="T1">Rail</text:span></text:p>
            <draw:enhanced-geometry svg:viewBox="0 0 21600 21600" draw:type="mso-spt202" draw:enhanced-path="M 0 0 L 21600 0 21600 21600 0 21600 0 0 Z N"/>
          </draw:custom-shape>
          <draw:custom-shape draw:name="Straight Arrow Connector 65" draw:style-name="gr3" draw:text-style-name="P1" draw:layer="layout" svg:width="2.794cm" svg:height="0.635cm" svg:x="1.309cm" svg:y="6.449cm">
            <text:p/>
            <draw:enhanced-geometry draw:mirror-vertical="true" svg:viewBox="0 0 21600 21600" draw:type="mso-spt32" draw:enhanced-path="M 0 0 L 21600 21600 N"/>
          </draw:custom-shape>
          <draw:custom-shape draw:name="Text Box 13" draw:style-name="gr4" draw:text-style-name="P5" draw:layer="layout" svg:width="2.33cm" svg:height="0.874cm" svg:x="0.039cm" svg:y="7.085cm">
            <text:p text:style-name="P4"><text:span text:style-name="T1">Col</text:span><text:span text:style-name="T1">umn</text:span></text:p>
            <draw:enhanced-geometry svg:viewBox="0 0 21600 21600" draw:type="mso-spt202" draw:enhanced-path="M 0 0 L 21600 0 21600 21600 0 21600 0 0 Z N"/>
          </draw:custom-shape>
          <draw:custom-shape draw:name="Straight Arrow Connector 67" draw:style-name="gr3" draw:text-style-name="P1" draw:layer="layout" svg:width="0.295cm" svg:height="1.601cm" svg:x="1.268cm" svg:y="5.483cm">
            <text:p/>
            <draw:enhanced-geometry draw:mirror-vertical="true" svg:viewBox="0 0 21600 21600" draw:type="mso-spt32" draw:enhanced-path="M 0 0 L 21600 21600 N"/>
          </draw:custom-shape>
          <draw:rect draw:name="Rectangle 2" draw:style-name="gr5" draw:text-style-name="P6" draw:layer="layout" svg:width="0.207cm" svg:height="3.278cm" svg:x="1.61cm" svg:y="2.894cm">
            <text:p/>
          </draw:rect>
          <draw:rect draw:name="Rectangle 3" draw:style-name="gr5" draw:text-style-name="P6" draw:layer="layout" svg:width="0.207cm" svg:height="3.278cm" svg:x="4.023cm" svg:y="4.823cm">
            <text:p/>
          </draw:rect>
          <draw:rect draw:name="Rectangle 6" draw:style-name="gr5" draw:text-style-name="P6" draw:layer="layout" svg:width="0.207cm" svg:height="3.278cm" svg:x="10.199cm" svg:y="1.116cm">
            <text:p/>
          </draw:rect>
          <draw:rect draw:name="Rectangle 7" draw:style-name="gr5" draw:text-style-name="P6" draw:layer="layout" svg:width="0.207cm" svg:height="3.278cm" svg:x="12.612cm" svg:y="2.894cm">
            <text:p/>
          </draw:rect>
          <draw:rect draw:name="Rectangle 10" draw:style-name="gr6" draw:text-style-name="P7" draw:layer="layout" svg:width="3.185cm" svg:height="0.465cm" draw:transform="rotate (-0.575958653158129) translate (1.974cm 2.833cm)">
            <text:p/>
          </draw:rect>
          <draw:rect draw:name="Rectangle 11" draw:style-name="gr6" draw:text-style-name="P7" draw:layer="layout" svg:width="3.183cm" svg:height="0.463cm" draw:transform="rotate (-0.575958653158129) translate (2.551cm 2.729cm)">
            <text:p/>
          </draw:rect>
          <draw:rect draw:name="Rectangle 16" draw:style-name="gr6" draw:text-style-name="P7" draw:layer="layout" svg:width="3.183cm" svg:height="0.463cm" draw:transform="rotate (-0.575958653158129) translate (3.109cm 2.583cm)">
            <text:p/>
          </draw:rect>
          <draw:rect draw:name="Rectangle 17" draw:style-name="gr6" draw:text-style-name="P7" draw:layer="layout" svg:width="3.183cm" svg:height="0.463cm" draw:transform="rotate (-0.575958653158129) translate (3.685cm 2.48cm)">
            <text:p/>
          </draw:rect>
          <draw:rect draw:name="Rectangle 18" draw:style-name="gr6" draw:text-style-name="P7" draw:layer="layout" svg:width="3.185cm" svg:height="0.463cm" draw:transform="rotate (-0.575958653158129) translate (4.252cm 2.353cm)">
            <text:p/>
          </draw:rect>
          <draw:rect draw:name="Rectangle 19" draw:style-name="gr6" draw:text-style-name="P7" draw:layer="layout" svg:width="3.183cm" svg:height="0.463cm" draw:transform="rotate (-0.575958653158129) translate (4.828cm 2.251cm)">
            <text:p/>
          </draw:rect>
          <draw:rect draw:name="Rectangle 20" draw:style-name="gr6" draw:text-style-name="P7" draw:layer="layout" svg:width="3.185cm" svg:height="0.463cm" draw:transform="rotate (-0.575958653158129) translate (5.386cm 2.101cm)">
            <text:p/>
          </draw:rect>
          <draw:rect draw:name="Rectangle 21" draw:style-name="gr6" draw:text-style-name="P7" draw:layer="layout" svg:width="3.185cm" svg:height="0.463cm" draw:transform="rotate (-0.575958653158129) translate (5.963cm 2.001cm)">
            <text:p/>
          </draw:rect>
          <draw:rect draw:name="Rectangle 22" draw:style-name="gr6" draw:text-style-name="P7" draw:layer="layout" svg:width="3.183cm" svg:height="0.463cm" draw:transform="rotate (-0.575958653158129) translate (6.497cm 1.83cm)">
            <text:p/>
          </draw:rect>
          <draw:rect draw:name="Rectangle 23" draw:style-name="gr6" draw:text-style-name="P7" draw:layer="layout" svg:width="3.183cm" svg:height="0.463cm" draw:transform="rotate (-0.575958653158129) translate (7.076cm 1.727cm)">
            <text:p/>
          </draw:rect>
          <draw:rect draw:name="Rectangle 24" draw:style-name="gr6" draw:text-style-name="P7" draw:layer="layout" svg:width="3.185cm" svg:height="0.463cm" draw:transform="rotate (-0.575958653158129) translate (7.631cm 1.579cm)">
            <text:p/>
          </draw:rect>
          <draw:rect draw:name="Rectangle 25" draw:style-name="gr6" draw:text-style-name="P7" draw:layer="layout" svg:width="3.183cm" svg:height="0.463cm" draw:transform="rotate (-0.575958653158129) translate (8.208cm 1.479cm)">
            <text:p/>
          </draw:rect>
          <draw:rect draw:name="Rectangle 26" draw:style-name="gr6" draw:text-style-name="P7" draw:layer="layout" svg:width="3.185cm" svg:height="0.463cm" draw:transform="rotate (-0.575958653158129) translate (8.746cm 1.322cm)">
            <text:p/>
          </draw:rect>
          <draw:rect draw:name="Rectangle 27" draw:style-name="gr6" draw:text-style-name="P7" draw:layer="layout" svg:width="3.183cm" svg:height="0.463cm" draw:transform="rotate (-0.575958653158129) translate (9.323cm 1.189cm)">
            <text:p/>
          </draw:rect>
          <draw:rect draw:name="Rectangle 28" draw:style-name="gr6" draw:text-style-name="P7" draw:layer="layout" svg:width="3.185cm" svg:height="0.463cm" draw:transform="rotate (-0.575958653158129) translate (9.88cm 1.041cm)">
            <text:p/>
          </draw:rect>
          <draw:custom-shape draw:name="Straight Arrow Connector 62" draw:style-name="gr3" draw:text-style-name="P1" draw:layer="layout" svg:width="1.397cm" svg:height="1.524cm" svg:x="1.436cm" svg:y="1.116cm">
            <text:p/>
            <draw:enhanced-geometry svg:viewBox="0 0 21600 21600" draw:type="mso-spt32" draw:enhanced-path="M 0 0 L 21600 21600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62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21:09.439802006</meta:creation-date>
    <dc:date>2017-02-28T17:43:07.112427881</dc:date>
    <meta:editing-duration>PT41M20S</meta:editing-duration>
    <meta:editing-cycles>4</meta:editing-cycles>
    <meta:generator>LibreOffice/5.3.0.3$Linux_X86_64 LibreOffice_project/30m0$Build-3</meta:generator>
    <meta:document-statistic meta:object-count="32"/>
  </office:meta>
</office:document-meta>
</file>